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B80000003BF64326AB.gif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太字" style:font-family-generic="roman" style:font-pitch="variable"/>
    <style:font-face style:name="ＭＳ Ｐ明朝2" svg:font-family="'ＭＳ Ｐ明朝'" style:font-adornments="太字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justify" style:justify-single-word="false"/>
      <style:text-properties style:language-asian="ja" style:country-asian="JP"/>
    </style:style>
    <style:style style:name="P3" style:family="paragraph" style:parent-style-name="Standard">
      <style:text-properties fo:font-size="16pt" fo:font-weight="bold" style:font-size-asian="16pt" style:language-asian="ja" style:country-asian="JP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style:font-size-asian="16pt" style:language-asian="ja" style:country-asian="JP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fo:font-weight="bold" style:font-size-asian="16pt" style:language-asian="ja" style:country-asian="JP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language-asian="ja" style:country-asian="JP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language-asian="ja" style:country-asian="JP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weight="bold" style:language-asian="ja" style:country-asian="JP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style:language-asian="ja" style:country-asian="JP" style:font-weight-asian="bold" style:font-weight-complex="bold"/>
    </style:style>
    <style:style style:name="P13" style:family="paragraph" style:parent-style-name="Standard">
      <style:text-properties fo:font-weight="normal" style:language-asian="ja" style:country-asian="JP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style:language-asian="ja" style:country-asian="JP" style:font-weight-asian="normal" style:font-weight-complex="normal"/>
    </style:style>
    <style:style style:name="P16" style:family="paragraph" style:parent-style-name="Standard">
      <style:text-properties fo:font-style="italic" fo:font-weight="bold" style:language-asian="ja" style:country-asian="JP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normal" style:language-asian="ja" style:country-asian="JP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style:font-size-asian="24pt" style:language-asian="ja" style:country-asian="JP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6.791cm"/>
        </style:tab-stops>
      </style:paragraph-properties>
      <style:text-properties fo:font-size="22pt" fo:font-weight="bold" style:font-size-asian="22pt" style:language-asian="ja" style:country-asian="JP" style:font-weight-asian="bold" style:font-size-complex="22pt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normal" style:language-asian="ja" style:country-asian="JP" style:font-weight-asian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style:language-asian="ja" style:country-asian="JP" style:font-weight-asian="normal" style:font-weight-complex="normal"/>
    </style:style>
    <style:style style:name="P23" style:family="paragraph" style:parent-style-name="Text_20_body">
      <style:text-properties style:language-asian="ja" style:country-asian="JP"/>
    </style:style>
    <style:style style:name="P24" style:family="paragraph" style:parent-style-name="Heading_20_2">
      <style:text-properties style:language-asian="ja" style:country-asian="JP"/>
    </style:style>
    <style:style style:name="P25" style:family="paragraph" style:parent-style-name="List" style:list-style-name="L1"/>
    <style:style style:name="P26" style:family="paragraph" style:parent-style-name="List" style:list-style-name="L1"/>
    <style:style style:name="P27" style:family="paragraph" style:parent-style-name="List" style:list-style-name="L2"/>
    <style:style style:name="P28" style:family="paragraph" style:parent-style-name="List" style:list-style-name="L2"/>
    <style:style style:name="P29" style:family="paragraph" style:parent-style-name="List" style:list-style-name="L2"/>
    <style:style style:name="P30" style:family="paragraph" style:parent-style-name="List" style:list-style-name="L2"/>
    <style:style style:name="P31" style:family="paragraph" style:parent-style-name="List" style:list-style-name="L2"/>
    <style:style style:name="P32" style:family="paragraph" style:parent-style-name="List" style:list-style-name="L2"/>
    <style:style style:name="P33" style:family="paragraph" style:parent-style-name="List" style:list-style-name="L2"/>
    <style:style style:name="P34" style:family="paragraph" style:parent-style-name="List" style:list-style-name="L2"/>
    <style:style style:name="P35" style:family="paragraph" style:parent-style-name="List" style:list-style-name="L2"/>
    <style:style style:name="P36" style:family="paragraph" style:parent-style-name="List" style:list-style-name="L2"/>
    <style:style style:name="P37" style:family="paragraph" style:parent-style-name="List" style:list-style-name="L5"/>
    <style:style style:name="P38" style:family="paragraph" style:parent-style-name="List" style:list-style-name="L6"/>
    <style:style style:name="P39" style:family="paragraph" style:parent-style-name="List" style:list-style-name="L6"/>
    <style:style style:name="P40" style:family="paragraph" style:parent-style-name="List" style:list-style-name="L6"/>
    <style:style style:name="P41" style:family="paragraph" style:parent-style-name="List" style:list-style-name="L6"/>
    <style:style style:name="P42" style:family="paragraph" style:parent-style-name="List" style:list-style-name="L10"/>
    <style:style style:name="P43" style:family="paragraph" style:parent-style-name="List" style:list-style-name="L11"/>
    <style:style style:name="P44" style:family="paragraph" style:parent-style-name="List" style:list-style-name="L11"/>
    <style:style style:name="P45" style:family="paragraph" style:parent-style-name="List" style:list-style-name="L11"/>
    <style:style style:name="P46" style:family="paragraph" style:parent-style-name="List" style:list-style-name="L11"/>
    <style:style style:name="P47" style:family="paragraph" style:parent-style-name="List" style:list-style-name="L12"/>
    <style:style style:name="P48" style:family="paragraph" style:parent-style-name="List" style:list-style-name="L12"/>
    <style:style style:name="P49" style:family="paragraph" style:parent-style-name="List" style:list-style-name="L12"/>
    <style:style style:name="P50" style:family="paragraph" style:parent-style-name="List" style:list-style-name="L12"/>
    <style:style style:name="P51" style:family="paragraph" style:parent-style-name="List" style:list-style-name="L12"/>
    <style:style style:name="P52" style:family="paragraph" style:parent-style-name="List" style:list-style-name="L13"/>
    <style:style style:name="P53" style:family="paragraph" style:parent-style-name="List" style:list-style-name="L14"/>
    <style:style style:name="P54" style:family="paragraph" style:parent-style-name="List" style:list-style-name="L14"/>
    <style:style style:name="P55" style:family="paragraph" style:parent-style-name="List" style:list-style-name="L14"/>
    <style:style style:name="P56" style:family="paragraph" style:parent-style-name="List" style:list-style-name="L14"/>
    <style:style style:name="P57" style:family="paragraph" style:parent-style-name="List" style:list-style-name="L14"/>
    <style:style style:name="P58" style:family="paragraph" style:parent-style-name="Section">
      <style:text-properties style:language-asian="ja" style:country-asian="JP"/>
    </style:style>
    <style:style style:name="P59" style:family="paragraph" style:parent-style-name="Text_20_body">
      <style:text-properties style:language-asian="ja" style:country-asian="JP"/>
    </style:style>
    <style:style style:name="P60" style:family="paragraph" style:parent-style-name="Text_20_body" style:list-style-name="L3">
      <style:text-properties style:language-asian="ja" style:country-asian="JP"/>
    </style:style>
    <style:style style:name="P61" style:family="paragraph" style:parent-style-name="Text_20_body" style:list-style-name="L3">
      <style:text-properties style:language-asian="ja" style:country-asian="JP"/>
    </style:style>
    <style:style style:name="P62" style:family="paragraph" style:parent-style-name="Text_20_body" style:list-style-name="L4">
      <style:text-properties style:language-asian="ja" style:country-asian="JP"/>
    </style:style>
    <style:style style:name="P63" style:family="paragraph" style:parent-style-name="Standard" style:list-style-name="L7">
      <style:text-properties fo:font-style="italic" fo:font-weight="bold" style:language-asian="ja" style:country-asian="JP" style:font-style-asian="italic" style:font-weight-asian="bold" style:font-style-complex="italic" style:font-weight-complex="bold"/>
    </style:style>
    <style:style style:name="P64" style:family="paragraph" style:parent-style-name="Standard" style:list-style-name="L9">
      <style:text-properties fo:font-style="italic" fo:font-weight="bold" style:language-asian="ja" style:country-asian="JP" style:font-style-asian="italic" style:font-weight-asian="bold" style:font-style-complex="italic" style:font-weight-complex="bold"/>
    </style:style>
    <style:style style:name="P65" style:family="paragraph" style:parent-style-name="Standard" style:list-style-name="L8">
      <style:text-properties style:language-asian="ja" style:country-asian="JP"/>
    </style:style>
    <style:style style:name="P66" style:family="paragraph" style:parent-style-name="Standard" style:list-style-name="L20">
      <style:text-properties style:language-asian="ja" style:country-asian="JP"/>
    </style:style>
    <style:style style:name="P67" style:family="paragraph" style:parent-style-name="Standard" style:list-style-name="L20">
      <style:text-properties style:language-asian="ja" style:country-asian="JP"/>
    </style:style>
    <style:style style:name="P68" style:family="paragraph" style:parent-style-name="Standard" style:list-style-name="L20">
      <style:text-properties style:language-asian="ja" style:country-asian="JP"/>
    </style:style>
    <style:style style:name="P69" style:family="paragraph" style:parent-style-name="Standard" style:list-style-name="L20">
      <style:text-properties style:language-asian="ja" style:country-asian="JP"/>
    </style:style>
    <style:style style:name="P70" style:family="paragraph" style:parent-style-name="Standard" style:list-style-name="L15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71" style:family="paragraph" style:parent-style-name="Standard" style:list-style-name="L16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72" style:family="paragraph" style:parent-style-name="Standard" style:list-style-name="L16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73" style:family="paragraph" style:parent-style-name="Standard" style:list-style-name="L17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74" style:family="paragraph" style:parent-style-name="Standard" style:list-style-name="L18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75" style:family="paragraph" style:parent-style-name="Standard" style:list-style-name="L18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76" style:family="paragraph" style:parent-style-name="Standard" style:list-style-name="L18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77" style:family="paragraph" style:parent-style-name="Standard" style:list-style-name="L19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78" style:family="paragraph" style:parent-style-name="Standard" style:list-style-name="L19">
      <style:paragraph-properties fo:text-align="justify" style:justify-single-word="false"/>
      <style:text-properties fo:font-weight="normal" style:language-asian="ja" style:country-asian="JP" style:font-weight-asian="normal" style:font-weight-complex="normal"/>
    </style:style>
    <style:style style:name="P79" style:family="paragraph" style:parent-style-name="Standard" style:list-style-name="L19">
      <style:paragraph-properties fo:text-align="start" style:justify-single-word="false"/>
      <style:text-properties fo:font-weight="normal" style:language-asian="ja" style:country-asian="JP" style:font-weight-asian="normal" style:font-weight-complex="normal"/>
    </style:style>
    <style:style style:name="P80" style:family="paragraph" style:parent-style-name="Standard" style:list-style-name="L21">
      <style:text-properties fo:font-weight="normal" style:language-asian="ja" style:country-asian="JP" style:font-weight-asian="normal" style:font-weight-complex="normal"/>
    </style:style>
    <style:style style:name="P81" style:family="paragraph" style:parent-style-name="Standard" style:list-style-name="L21">
      <style:text-properties fo:font-weight="normal" style:language-asian="ja" style:country-asian="JP" style:font-weight-asian="normal" style:font-weight-complex="normal"/>
    </style:style>
    <style:style style:name="P82" style:family="paragraph" style:parent-style-name="Standard" style:list-style-name="L21">
      <style:text-properties fo:font-weight="normal" style:language-asian="ja" style:country-asian="JP" style:font-weight-asian="normal" style:font-weight-complex="normal"/>
    </style:style>
    <style:style style:name="P83" style:family="paragraph" style:parent-style-name="Standard" style:list-style-name="L21">
      <style:text-properties fo:font-weight="normal" style:language-asian="ja" style:country-asian="JP" style:font-weight-asian="normal" style:font-weight-complex="normal"/>
    </style:style>
    <style:style style:name="P84" style:family="paragraph" style:parent-style-name="Standard" style:list-style-name="L21">
      <style:text-properties fo:font-weight="normal" style:language-asian="ja" style:country-asian="JP" style:font-weight-asian="normal" style:font-weight-complex="normal"/>
    </style:style>
    <style:style style:name="P85" style:family="paragraph" style:parent-style-name="Standard" style:list-style-name="L22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86" style:family="paragraph" style:parent-style-name="Standard" style:list-style-name="L22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87" style:family="paragraph" style:parent-style-name="Standard" style:list-style-name="L22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88" style:family="paragraph" style:parent-style-name="Standard" style:list-style-name="L22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89" style:family="paragraph" style:parent-style-name="Standard" style:list-style-name="L26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0" style:family="paragraph" style:parent-style-name="Standard" style:list-style-name="L26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1" style:family="paragraph" style:parent-style-name="Standard" style:list-style-name="L26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2" style:family="paragraph" style:parent-style-name="Standard" style:list-style-name="L26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3" style:family="paragraph" style:parent-style-name="Standard" style:list-style-name="L26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4" style:family="paragraph" style:parent-style-name="Standard" style:list-style-name="L27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5" style:family="paragraph" style:parent-style-name="Standard" style:list-style-name="L27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6" style:family="paragraph" style:parent-style-name="Standard" style:list-style-name="L27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7" style:family="paragraph" style:parent-style-name="Standard" style:list-style-name="L27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8" style:family="paragraph" style:parent-style-name="Standard" style:list-style-name="L27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99" style:family="paragraph" style:parent-style-name="Standard" style:list-style-name="L27">
      <style:paragraph-properties fo:text-align="justify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4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24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24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5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5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5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5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5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7">
      <style:paragraph-properties fo:text-align="justify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5">
      <style:paragraph-properties fo:text-align="start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5">
      <style:paragraph-properties fo:text-align="start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5">
      <style:paragraph-properties fo:text-align="start" style:justify-single-word="false"/>
      <style:text-properties fo:font-size="12pt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23">
      <style:paragraph-properties fo:text-align="justify" style:justify-single-word="false"/>
      <style:text-properties fo:font-size="12pt" fo:font-style="italic" fo:font-weight="normal" style:font-size-asian="12pt" style:language-asian="ja" style:country-asian="JP" style:font-style-asian="italic" style:font-weight-asian="normal" style:font-size-complex="12pt" style:font-style-complex="italic" style:font-weight-complex="normal"/>
    </style:style>
    <style:style style:name="P122" style:family="paragraph" style:parent-style-name="Standard" style:master-page-name="Right_20_Page"/>
    <style:style style:name="T1" style:family="text">
      <style:text-properties style:language-asian="ja" style:country-asian="JP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language-asian="ja" style:country-asian="JP" style:font-weight-asian="normal" style:font-weight-complex="normal"/>
    </style:style>
    <style:style style:name="T4" style:family="text">
      <style:text-properties fo:font-style="italic" fo:font-weight="bold" style:language-asian="ja" style:country-asian="JP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language-asian="ja" style:country-asian="JP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language-asian="ja" style:country-asian="JP" style:font-style-asian="normal" style:font-style-complex="normal"/>
    </style:style>
    <style:style style:name="T8" style:family="text">
      <style:text-properties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Numbering_20_Symbols" style:num-suffix="." style:num-format="1">
        <style:list-level-properties text:space-before="2.54cm" text:min-label-width="0.635cm"/>
      </text:list-level-style-number>
      <text:list-level-style-number text:level="4" text:style-name="Numbering_20_Symbols" style:num-suffix="." style:num-format="1">
        <style:list-level-properties text:space-before="3.175cm" text:min-label-width="0.635cm"/>
      </text:list-level-style-number>
      <text:list-level-style-number text:level="5" text:style-name="Numbering_20_Symbols" style:num-suffix="." style:num-format="1">
        <style:list-level-properties text:space-before="3.81cm" text:min-label-width="0.635cm"/>
      </text:list-level-style-number>
      <text:list-level-style-number text:level="6" text:style-name="Numbering_20_Symbols" style:num-suffix="." style:num-format="1">
        <style:list-level-properties text:space-before="4.445cm" text:min-label-width="0.635cm"/>
      </text:list-level-style-number>
      <text:list-level-style-number text:level="7" text:style-name="Numbering_20_Symbols" style:num-suffix="." style:num-format="1">
        <style:list-level-properties text:space-before="5.08cm" text:min-label-width="0.635cm"/>
      </text:list-level-style-number>
      <text:list-level-style-number text:level="8" text:style-name="Numbering_20_Symbols" style:num-suffix="." style:num-format="1">
        <style:list-level-properties text:space-before="5.715cm" text:min-label-width="0.635cm"/>
      </text:list-level-style-number>
      <text:list-level-style-number text:level="9" text:style-name="Numbering_20_Symbols" style:num-suffix="." style:num-format="1">
        <style:list-level-properties text:space-before="6.35cm" text:min-label-width="0.635cm"/>
      </text:list-level-style-number>
      <text:list-level-style-number text:level="10" text:style-name="Numbering_20_Symbols" style:num-suffix="." style:num-format="1">
        <style:list-level-properties text:space-before="6.985cm" text:min-label-width="0.635cm"/>
      </text:list-level-style-number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第3章</text:p>
      <text:p text:style-name="Standard"/>
      <text:p text:style-name="P18">画面設計<text:span text:style-name="T1">技術</text:span>仕様</text:p>
      <text:p text:style-name="Standard"/>
      <text:p text:style-name="Standard"/>
      <text:p text:style-name="Standard"/>
      <text:p text:style-name="Standard"/>
      <text:p text:style-name="Standard"/>
      <text:p text:style-name="P20">prepared by : <text:span text:style-name="T1">石倉 <text:s/>孝一</text:span></text:p>
      <text:p text:style-name="P20">date : 7/19/2007</text:p>
      <text:p text:style-name="P20">version : <text:span text:style-name="T1">1</text:span></text:p>
      <text:p text:style-name="P20"/>
      <text:p text:style-name="P20"/>
      <text:p text:style-name="P20"/>
      <text:p text:style-name="P20"/>
      <text:p text:style-name="P20"/>
      <text:p text:style-name="P24"/>
      <text:list text:style-name="Numbering_20_1">
        <text:list-item text:start-value="1">
          <text:p text:style-name="Section"><text:span text:style-name="T1"><text:s/></text:span>は<text:span text:style-name="T1">じめに</text:span></text:p>
        </text:list-item>
      </text:list>
      <text:p text:style-name="P23"><text:span text:style-name="T1"/></text:p>
      <text:list text:style-name="Numbering_20_1" text:continue-numbering="true">
        <text:list-header>
          <text:p text:style-name="P58"/>
        </text:list-header>
      </text:list>
      <text:p text:style-name="P1"/>
      <text:h text:style-name="Heading_20_1" text:outline-level="1"><text:span text:style-name="T1">5. </text:span>内部設計仕様</text:h>
      <text:p text:style-name="P1"/>
      <text:p text:style-name="Text_20_body">基本的<text:span text:style-name="T1">にはMVCモデルに沿って設計する。このモデルの利点は、Model、View、Controlに各クラスを分割することによって、Viewは外装の表示のみに責任を負い、Modelは内部で扱うデータに関する操作だけを考えれば良く、それぞれを独立に設計することができるということである。このモデルに沿って設計することでコードの見通しが良くなる。また、Viewに関するリソースを変更した場合にも、Modelに属するコードを書き換える必要はなく、その逆についても同じことが言える。具体的な図を以下に示す。</text:span></text:p>
      <text:p text:style-name="P1"/>
      <text:p text:style-name="P1"><draw:frame draw:style-name="fr1" draw:name="オブジェクト2" text:anchor-type="paragraph" svg:x="0.847cm" svg:y="0.861cm" svg:width="15.494cm" svg:height="11.43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Text_20_body">上<text:span text:style-name="T1">の図で示したように、実際には各モデルはいくつかのモジュール・クラスに分けて考える。</text:span></text:p>
      <text:p text:style-name="Text_20_body">こ<text:span text:style-name="T1">こで外部パッケージとは、主に数値計算プログラムのことである。</text:span></text:p>
      <text:p text:style-name="P1"/>
      <text:p text:style-name="P1"/>
      <text:p text:style-name="P1"/>
      <text:p text:style-name="P11">プログラミング<text:span text:style-name="T1">言語</text:span></text:p>
      <text:p text:style-name="Text_20_body">現在、ソフトウェアを開発する言語は様々なものがある。GUI部分に限れば、開発効率の高いスクリプト言語や、Javaなどの選択肢もあったが、次の要求からC++を選択した。</text:p>
      <text:list text:style-name="L20">
        <text:list-item>
          <text:p text:style-name="P66">速度<text:span text:style-name="T1">が重視される計算パッケージはC++でコードするが、それらと親和性を保つため。</text:span></text:p>
        </text:list-item>
        <text:list-item>
          <text:p text:style-name="P66">ユーザー<text:span text:style-name="T1">が満足しうる実行速度を得るため。Javaも高速であるが、いくつかのJavaアプリケーションを使用してみた結果、十分なメモリの空き容量、CPU性能があったにもかかわらず、起動していたアプリケーションのタスクバーからの復帰時にかなりの時間(30秒~60秒)を要することがたまにあった。</text:span></text:p>
        </text:list-item>
        <text:list-item>
          <text:p text:style-name="P66">w<text:span text:style-name="T1">xWidgetsがC++でコードされている。</text:span></text:p>
          <text:p text:style-name="P66"/>
        </text:list-item>
      </text:list>
      <text:p text:style-name="P11">G<text:span text:style-name="T1">UIツールキット</text:span></text:p>
      <text:p text:style-name="Text_20_body">G<text:span text:style-name="T1">UIツールキットの選定にあたって、いくつかの候補が挙がったが本ソフトウェアの開発には”wxWidgets”を使った。理由としては、</text:span></text:p>
      <text:list text:style-name="L21">
        <text:list-item>
          <text:p text:style-name="P80">日本語<text:span text:style-name="T1">が使える</text:span></text:p>
        </text:list-item>
        <text:list-item>
          <text:p text:style-name="P80">C<text:span text:style-name="T1">++で作られているため、高速に動作する</text:span></text:p>
        </text:list-item>
        <text:list-item>
          <text:p text:style-name="P80">世界中<text:span text:style-name="T1">で使われており、信頼性が高い(日本ではあまりメジャーではないが…)</text:span></text:p>
        </text:list-item>
        <text:list-item>
          <text:p text:style-name="P80">W<text:span text:style-name="T1">indows、MacOS、Linuxのマルチプラットホームである。</text:span></text:p>
        </text:list-item>
        <text:list-item>
          <text:p text:style-name="P80"/>
        </text:list-item>
      </text:list>
      <text:p text:style-name="P13"/>
      <text:p text:style-name="P12"/>
      <text:p text:style-name="P1"/>
      <text:p text:style-name="P11">国際化</text:p>
      <text:p text:style-name="P11"><text:span text:style-name="T2">g</text:span><text:span text:style-name="T3">ettextプログラムを使ってコードの中の文字列を英語表記から日本語表記に変更する。</text:span></text:p>
      <text:p text:style-name="P11"><text:span text:style-name="T2">各</text:span><text:span text:style-name="T3">クラスにおける文字列の変換ルールは次の通りである。</text:span></text:p>
      <text:p text:style-name="P1"/>
      <text:p text:style-name="P3"/>
      <text:p text:style-name="P4"/>
      <text:p text:style-name="P6"/>
      <text:p text:style-name="P7">内部<text:span text:style-name="T1">設計に関する指針</text:span></text:p>
      <text:p text:style-name="Text_20_body"/>
      <text:p text:style-name="Text_20_body">小さい<text:span text:style-name="T1">、アトミックなクラスまで、継承して新しいクラスを作成する必要はない。</text:span></text:p>
      <text:p text:style-name="Text_20_body">新しい<text:span text:style-name="T1">クラスを作るのは、ひとまとまりにまとまりそうな時に行う。</text:span></text:p>
      <text:p text:style-name="Text_20_body"/>
      <text:p text:style-name="P6">イベント<text:span text:style-name="T1">テーブルに結合させるために、ユーザーからのイベントを受けるパーツにはIDが付けられている。IDの命名規則は次のようにする。</text:span></text:p>
      <text:p text:style-name="P6"/>
      <text:list text:style-name="L22">
        <text:list-item>
          <text:p text:style-name="P85">“ID”を最初に付ける。</text:p>
        </text:list-item>
        <text:list-item>
          <text:p text:style-name="P85">IDを付する各パーツを構成しているクラスの名前を付ける。</text:p>
        </text:list-item>
        <text:list-item>
          <text:p text:style-name="P85">最後<text:span text:style-name="T1">に動作に関する名前を付ける。これは任意で良い。</text:span></text:p>
        </text:list-item>
        <text:list-item>
          <text:p text:style-name="P85">そ<text:span text:style-name="T1">れぞれの間は”_”を挟む。</text:span></text:p>
        </text:list-item>
      </text:list>
      <text:p text:style-name="P6"/>
      <text:p text:style-name="P6">例<text:span text:style-name="T1">： トップフレーム</text:span></text:p>
      <text:p text:style-name="P6"/>
      <text:p text:style-name="P8"><text:span text:style-name="T1"><text:tab/></text:span><text:span text:style-name="T7">ID_TopFrame_exit</text:span></text:p>
      <text:p text:style-name="P9"/>
      <text:p text:style-name="P8"><text:span text:style-name="T6">例</text:span><text:span text:style-name="T7">： 分子ファイルを開く</text:span></text:p>
      <text:p text:style-name="P9"/>
      <text:p text:style-name="P9"><text:tab/>ID_ MainMenu_openMolecule</text:p>
      <text:p text:style-name="P9"/>
      <text:p text:style-name="P8"><text:span text:style-name="T6">そ</text:span><text:span text:style-name="T7">の他</text:span></text:p>
      <text:p text:style-name="P9"/>
      <text:p text:style-name="P9"/>
      <text:p text:style-name="P8"><text:span text:style-name="T6">コーディング</text:span><text:span text:style-name="T7">規約</text:span></text:p>
      <text:list text:style-name="L23">
        <text:list-item>
          <text:p text:style-name="P101">ソースコードにはなるべくコメントを付けるようにする。</text:p>
        </text:list-item>
        <text:list-item>
          <text:p text:style-name="P121"><text:span text:style-name="T6">インデント</text:span><text:span text:style-name="T7">は4つ</text:span></text:p>
        </text:list-item>
        <text:list-item>
          <text:p text:style-name="P101">新し<text:span text:style-name="T1">く定義するクラス、構造体、型は大文字で初める</text:span></text:p>
        </text:list-item>
        <text:list-item>
          <text:p text:style-name="P101">ファイル<text:span text:style-name="T1">はutf-8</text:span></text:p>
        </text:list-item>
        <text:list-item>
          <text:p text:style-name="P101">関数名、<text:span text:style-name="T1">変数名は小文字から初める</text:span></text:p>
        </text:list-item>
        <text:list-item>
          <text:p text:style-name="P101">単語<text:span text:style-name="T1">の区切りは大文字で</text:span></text:p>
        </text:list-item>
        <text:list-item>
          <text:p text:style-name="P101">モジュール<text:span text:style-name="T1">(インクルードは小文字で)</text:span></text:p>
        </text:list-item>
        <text:list-item>
          <text:p text:style-name="P101">コンストラクタ<text:span text:style-name="T1">は大文字から始める</text:span></text:p>
        </text:list-item>
        <text:list-item>
          <text:p text:style-name="P101"/>
        </text:list-item>
      </text:list>
      <text:p text:style-name="P9"/>
      <text:p text:style-name="P9"/>
      <text:p text:style-name="P9"/>
      <text:p text:style-name="P9"/>
      <text:p text:style-name="P9">アプリケーション<text:span text:style-name="T1">の状態の保存</text:span></text:p>
      <text:list text:style-name="L25">
        <text:list-item>
          <text:p text:style-name="P112">前回<text:span text:style-name="T1">フレームを閉じた時の位置とサイズ、様々な情報</text:span></text:p>
          <text:list>
            <text:list-item>
              <text:p text:style-name="P118">最近<text:span text:style-name="T1">開いた分子</text:span></text:p>
            </text:list-item>
            <text:list-item>
              <text:p text:style-name="P118">最近<text:span text:style-name="T1">開いたプロジェクト</text:span></text:p>
            </text:list-item>
            <text:list-item>
              <text:p text:style-name="P112">ファイル<text:span text:style-name="T1">ダイアログ(プロジェクト、分子の初期ディレクトリ</text:span></text:p>
            </text:list-item>
            <text:list-item>
              <text:p text:style-name="P118"/>
            </text:list-item>
          </text:list>
        </text:list-item>
        <text:list-item>
          <text:p text:style-name="P112">解像度が変わった時のための処理</text:p>
        </text:list-item>
        <text:list-item>
          <text:p text:style-name="P112">前回<text:span text:style-name="T1">のパースペクティブ</text:span></text:p>
        </text:list-item>
        <text:list-item>
          <text:p text:style-name="P112">前回<text:span text:style-name="T1">の数値計算の設定項目(プログラム実行中はモデルに保存しておいて、終了時にファイルいダンプする)</text:span></text:p>
        </text:list-item>
      </text:list>
      <text:p text:style-name="P9"/>
      <text:p text:style-name="P9"/>
      <text:p text:style-name="P9"/>
      <text:p text:style-name="P4">インプット<text:span text:style-name="T1">ファイル仕様書</text:span></text:p>
      <text:p text:style-name="P6"/>
      <text:list text:style-name="L26">
        <text:list-item>
          <text:p text:style-name="P89">ど<text:span text:style-name="T1">れか一つを選ばなければならない時はEnum？</text:span></text:p>
        </text:list-item>
        <text:list-item>
          <text:p text:style-name="P89">変数<text:span text:style-name="T1">タイプの親クラスを決めておく</text:span></text:p>
        </text:list-item>
        <text:list-item>
          <text:p text:style-name="P89">変数<text:span text:style-name="T1">タイプを決定するのは引数で。単にon、off と、どれか一つを選ぶ、とグループ。</text:span></text:p>
        </text:list-item>
        <text:list-item>
          <text:p text:style-name="P89">つ<text:span text:style-name="T1">まり、属性と階層</text:span></text:p>
        </text:list-item>
        <text:list-item>
          <text:p text:style-name="P89"/>
        </text:list-item>
      </text:list>
      <text:p text:style-name="P5"/>
      <text:p text:style-name="P5"/>
      <text:p text:style-name="P4">そ<text:span text:style-name="T1">の他の機能</text:span></text:p>
      <text:p text:style-name="P4"/>
      <text:list text:style-name="L27">
        <text:list-item>
          <text:p text:style-name="P94">f<text:span text:style-name="T1">indPDB(path、ID、state)</text:span></text:p>
          <text:p text:style-name="P94">Protein Data Bankと自分で設定したパスからPDB構造を取得する。</text:p>
          <text:p text:style-name="P94">保存<text:span text:style-name="T1">されたデータは様々なデータに保存される。</text:span></text:p>
        </text:list-item>
        <text:list-item>
          <text:p text:style-name="P94">F<text:span text:style-name="T1">indCompound</text:span></text:p>
        </text:list-item>
        <text:list-item>
          <text:p text:style-name="P94">loadMolcule(mol_file : wxString) : Unit </text:p>
          <text:p text:style-name="P94">タイプ<text:span text:style-name="T1">は拡張子から自動認識。</text:span></text:p>
        </text:list-item>
      </text:list>
      <text:p text:style-name="P5"/>
      <text:list text:style-name="L27">
        <text:list-item text:start-value="1">
          <text:p text:style-name="P117">c<text:span text:style-name="T1">onvertMolType(input_file : wxString , output_fi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太字" style:font-family-generic="roman" style:font-pitch="variable"/>
    <style:font-face style:name="ＭＳ Ｐ明朝2" svg:font-family="'ＭＳ Ｐ明朝'" style:font-adornments="太字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simple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30%" fo:text-indent="0.25cm" style:auto-text-indent="false"/>
      <style:text-properties fo:font-size="9pt" style:font-name-asian="ＭＳ Ｐ明朝1" style:font-size-asian="9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style:shadow="none">
        <style:tab-stops/>
        <style:background-image/>
      </style:paragraph-properties>
      <style:text-properties style:font-name="Times New Roman1" fo:font-size="115%" fo:font-weight="bold" style:font-name-asian="ＭＳ Ｐ明朝2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 style:master-page-name="">
      <style:paragraph-properties fo:background-color="transparent" style:shadow="none" text:number-lines="false" text:line-number="1">
        <style:tab-stops/>
        <style:drop-cap/>
        <style:background-image/>
      </style:paragraph-properties>
      <style:text-properties fo:color="#198a8a" style:font-name="Times New Roman1" fo:font-size="24pt" fo:font-style="normal" fo:font-weight="bold" style:font-size-asian="2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2" style:display-name="Numbering 2" style:family="paragraph" style:parent-style-name="List" style:list-style-name="Numbering_20_2" style:class="list" style:master-page-name="">
      <style:paragraph-properties fo:margin-left="1.27cm" fo:margin-right="0cm" fo:margin-top="0cm" fo:margin-bottom="0.212cm" fo:text-indent="-0.635cm" style:auto-text-indent="false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font-size="9pt" style:font-size-asian="9pt"/>
    </style:style>
    <style:style style:name="Chapter" style:family="paragraph" style:parent-style-name="Title" style:class="chapter"/>
    <style:style style:name="Section" style:family="paragraph" style:parent-style-name="Heading_20_2" style:class="text"/>
    <style:style style:name="SubSection" style:family="paragraph" style:parent-style-name="Heading_20_3" style:class="text"/>
    <style:style style:name="SubSubSection" style:family="paragraph" style:parent-style-name="SubSection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 xlink:href="Pictures/10000000000000B80000003BF64326AB.gif" xlink:type="simple" xlink:actuate="onLoad" style:position="top right" style:repeat="no-repeat"/>
        </style:header-footer-properties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 xlink:href="Pictures/10000000000000B80000003BF64326AB.gif" xlink:type="simple" xlink:actuate="onLoad" style:position="top right" style:repeat="no-repeat"/>
        </style:header-footer-properties>
      </style:header-style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 xlink:href="Pictures/10000000000000B80000003BF64326AB.gif" xlink:type="simple" xlink:actuate="onLoad" style:position="top left" style:repeat="no-repeat"/>
        </style:header-footer-properties>
      </style:header-style>
      <style:footer-style/>
    </style:page-layout>
    <style:page-layout style:name="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 xlink:href="Pictures/10000000000000B80000003BF64326AB.gif" xlink:type="simple" xlink:actuate="onLoad" style:position="top right" style:repeat="no-repeat"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  <text:p text:style-name="Header"/>
        <text:p text:style-name="Header"/>
      </style:header>
    </style:master-page>
    <style:master-page style:name="First_20_Page" style:display-name="First Page" style:page-layout-name="pm2" style:next-style-name="Right_20_Page">
      <style:header>
        <text:p text:style-name="Header"/>
        <text:p text:style-name="Header"/>
        <text:p text:style-name="Header"/>
      </style:header>
    </style:master-page>
    <style:master-page style:name="Left_20_Page" style:display-name="Left Page" style:page-layout-name="pm3">
      <style:header>
        <text:p text:style-name="Header"/>
        <text:p text:style-name="Header"/>
        <text:p text:style-name="Header"/>
      </style:header>
    </style:master-page>
    <style:master-page style:name="Right_20_Page" style:display-name="Right Page" style:page-layout-name="pm4">
      <style:header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18T16:58:52</meta:creation-date>
    <dc:date>2007-07-18T14:42:37</dc:date>
    <dc:language>en-US</dc:language>
    <meta:editing-cycles>220</meta:editing-cycles>
    <meta:editing-duration>P1DT17H33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5" meta:paragraph-count="67" meta:word-count="763" meta:character-count="183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6633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Times New Roman'" style:font-style-name="標準" style:font-family-generic="roman" style:font-pitch="variable" fo:font-size="18pt" style:font-size-asian="18pt" style:font-size-complex="18pt"/>
    </style:style>
    <style:style style:name="P2" style:family="paragraph">
      <style:paragraph-properties fo:text-align="center"/>
      <style:text-properties fo:font-family="'Times New Roman'" style:font-style-name="標準" style:font-family-generic="roman" style:font-pitch="variable" fo:font-size="18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rect draw:style-name="gr1" draw:text-style-name="P1" draw:layer="layout" svg:width="3.5cm" svg:height="2cm" svg:x="2.5cm" svg:y="2cm">
          <text:p text:style-name="P1">View 1</text:p>
        </draw:rect>
        <draw:rect draw:style-name="gr1" draw:text-style-name="P1" draw:layer="layout" svg:width="3.5cm" svg:height="2cm" svg:x="6.5cm" svg:y="2cm">
          <text:p text:style-name="P1">View 2</text:p>
        </draw:rect>
        <draw:rect draw:style-name="gr1" draw:text-style-name="P1" draw:layer="layout" svg:width="3.5cm" svg:height="2cm" svg:x="10.5cm" svg:y="2cm">
          <text:p text:style-name="P1">View 3</text:p>
        </draw:rect>
        <draw:rect draw:style-name="gr2" draw:text-style-name="P1" draw:layer="layout" svg:width="3.5cm" svg:height="1cm" svg:x="10.5cm" svg:y="5cm">
          <text:p text:style-name="P1">Controller 3</text:p>
        </draw:rect>
        <draw:rect draw:style-name="gr2" draw:text-style-name="P1" draw:layer="layout" svg:width="3.5cm" svg:height="1cm" svg:x="6.5cm" svg:y="5cm">
          <text:p text:style-name="P1">Controller 2</text:p>
        </draw:rect>
        <draw:rect draw:style-name="gr2" draw:text-style-name="P1" draw:layer="layout" svg:width="3.5cm" svg:height="1cm" svg:x="2.5cm" svg:y="5cm">
          <text:p text:style-name="P1">Controller 1</text:p>
        </draw:rect>
        <draw:rect draw:style-name="gr3" draw:text-style-name="P1" draw:layer="layout" svg:width="3cm" svg:height="1.5cm" svg:x="12cm" svg:y="7.5cm">
          <text:p text:style-name="P1"><text:s/>Model 4</text:p>
        </draw:rect>
        <draw:rect draw:style-name="gr3" draw:text-style-name="P1" draw:layer="layout" svg:width="3cm" svg:height="1.5cm" svg:x="8.5cm" svg:y="7.5cm">
          <text:p text:style-name="P1"><text:s/>Model 3</text:p>
        </draw:rect>
        <draw:rect draw:style-name="gr3" draw:text-style-name="P2" draw:layer="layout" svg:width="13.5cm" svg:height="2.5cm" svg:x="1.5cm" svg:y="10.5cm">
          <text:p text:style-name="P1">外部パッケージ</text:p>
        </draw:rect>
        <draw:rect draw:style-name="gr4" draw:text-style-name="P3" draw:layer="layout" svg:width="7.5cm" svg:height="2.5cm" svg:x="8cm" svg:y="7cm">
          <text:p/>
        </draw:rect>
        <draw:line draw:style-name="gr5" draw:text-style-name="P3" draw:layer="layout" svg:x1="3.9cm" svg:y1="4cm" svg:x2="3.9cm" svg:y2="5cm">
          <text:p/>
        </draw:line>
        <draw:line draw:style-name="gr5" draw:text-style-name="P3" draw:layer="layout" svg:x1="4.6cm" svg:y1="5cm" svg:x2="4.6cm" svg:y2="4cm">
          <text:p/>
        </draw:line>
        <draw:line draw:style-name="gr5" draw:text-style-name="P3" draw:layer="layout" svg:x1="8cm" svg:y1="4cm" svg:x2="8cm" svg:y2="5cm">
          <text:p/>
        </draw:line>
        <draw:line draw:style-name="gr5" draw:text-style-name="P3" draw:layer="layout" svg:x1="8.7cm" svg:y1="5cm" svg:x2="8.7cm" svg:y2="4cm">
          <text:p/>
        </draw:line>
        <draw:line draw:style-name="gr5" draw:text-style-name="P3" draw:layer="layout" svg:x1="11.9cm" svg:y1="4cm" svg:x2="11.9cm" svg:y2="5cm">
          <text:p/>
        </draw:line>
        <draw:line draw:style-name="gr5" draw:text-style-name="P3" draw:layer="layout" svg:x1="12.6cm" svg:y1="5cm" svg:x2="12.6cm" svg:y2="4cm">
          <text:p/>
        </draw:line>
        <draw:line draw:style-name="gr5" draw:text-style-name="P3" draw:layer="layout" svg:x1="3.9cm" svg:y1="6cm" svg:x2="3.9cm" svg:y2="10.5cm">
          <text:p/>
        </draw:line>
        <draw:line draw:style-name="gr5" draw:text-style-name="P3" draw:layer="layout" svg:x1="4.6cm" svg:y1="10.5cm" svg:x2="4.6cm" svg:y2="6cm">
          <text:p/>
        </draw:line>
        <draw:line draw:style-name="gr5" draw:text-style-name="P3" draw:layer="layout" svg:x1="3.9cm" svg:y1="6cm" svg:x2="3.9cm" svg:y2="10.5cm">
          <text:p/>
        </draw:line>
        <draw:line draw:style-name="gr5" draw:text-style-name="P3" draw:layer="layout" svg:x1="7.5cm" svg:y1="10.5cm" svg:x2="7.5cm" svg:y2="6cm">
          <text:p/>
        </draw:line>
        <draw:line draw:style-name="gr5" draw:text-style-name="P3" draw:layer="layout" svg:x1="6.8cm" svg:y1="6cm" svg:x2="6.8cm" svg:y2="10.5cm">
          <text:p/>
        </draw:line>
        <draw:line draw:style-name="gr5" draw:text-style-name="P3" draw:layer="layout" svg:x1="8.8cm" svg:y1="6cm" svg:x2="8.8cm" svg:y2="7cm">
          <text:p/>
        </draw:line>
        <draw:line draw:style-name="gr5" draw:text-style-name="P3" draw:layer="layout" svg:x1="9.5cm" svg:y1="7cm" svg:x2="9.5cm" svg:y2="6cm">
          <text:p/>
        </draw:line>
        <draw:line draw:style-name="gr5" draw:text-style-name="P3" draw:layer="layout" svg:x1="11.9cm" svg:y1="6cm" svg:x2="11.9cm" svg:y2="7cm">
          <text:p/>
        </draw:line>
        <draw:line draw:style-name="gr5" draw:text-style-name="P3" draw:layer="layout" svg:x1="12.6cm" svg:y1="7cm" svg:x2="12.6cm" svg:y2="6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